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1.76pt"/>
    </style:style>
    <style:style style:name="co2" style:family="table-column">
      <style:table-column-properties fo:break-before="auto" style:column-width="97.74pt"/>
    </style:style>
    <style:style style:name="co3" style:family="table-column">
      <style:table-column-properties fo:break-before="auto" style:column-width="126.31pt"/>
    </style:style>
    <style:style style:name="co4" style:family="table-column">
      <style:table-column-properties fo:break-before="auto" style:column-width="72.74pt"/>
    </style:style>
    <style:style style:name="co5" style:family="table-column">
      <style:table-column-properties fo:break-before="auto" style:column-width="128.61pt"/>
    </style:style>
    <style:style style:name="co6" style:family="table-column">
      <style:table-column-properties fo:break-before="auto" style:column-width="173.4pt"/>
    </style:style>
    <style:style style:name="co7" style:family="table-column">
      <style:table-column-properties fo:break-before="auto" style:column-width="377.94pt"/>
    </style:style>
    <style:style style:name="co8" style:family="table-column">
      <style:table-column-properties fo:break-before="auto" style:column-width="86.14pt"/>
    </style:style>
    <style:style style:name="co9" style:family="table-column">
      <style:table-column-properties fo:break-before="auto" style:column-width="399.06pt"/>
    </style:style>
    <style:style style:name="co10" style:family="table-column">
      <style:table-column-properties fo:break-before="auto" style:column-width="223.85pt"/>
    </style:style>
    <style:style style:name="co11" style:family="table-column">
      <style:table-column-properties fo:break-before="auto" style:column-width="189.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4.2pt" fo:break-before="auto" style:use-optimal-row-height="false"/>
    </style:style>
    <style:style style:name="ro5" style:family="table-row">
      <style:table-row-properties style:row-height="19.05pt" fo:break-before="auto" style:use-optimal-row-height="false"/>
    </style:style>
    <style:style style:name="ro6" style:family="table-row">
      <style:table-row-properties style:row-height="16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 style:vertical-align="top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pt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pt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Nimbus Sans L" style:font-name-asian="DejaVu Sans" style:font-name-complex="DejaVu Sans"/>
    </style:style>
  </office:automatic-styles>
  <office:body>
    <office:spreadsheet>
      <table:calculation-settings table:automatic-find-labels="false"/>
      <table:table table:name="Ty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ity modules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/m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in tools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/admin/t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ignment 2.3 sumissions</text:p>
          </table:table-cell>
          <table:table-cell office:value-type="string" calcext:value-type="string">
            <text:p>assignsubmission</text:p>
          </table:table-cell>
          <table:table-cell office:value-type="string" calcext:value-type="string">
            <text:p>/mod/assign/submissi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ignment 2.3 feebacks</text:p>
          </table:table-cell>
          <table:table-cell office:value-type="string" calcext:value-type="string">
            <text:p>assignfeedback</text:p>
          </table:table-cell>
          <table:table-cell office:value-type="string" calcext:value-type="string">
            <text:p>/mod/assign/feedb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to editor plugin</text:p>
          </table:table-cell>
          <table:table-cell office:value-type="string" calcext:value-type="string">
            <text:p>atto</text:p>
          </table:table-cell>
          <table:table-cell office:value-type="string" calcext:value-type="string">
            <text:p>/lib/editor/atto/plugi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hentication plugins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/au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ailability condition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/availability/cond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ck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/blo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endar types</text:p>
          </table:table-cell>
          <table:table-cell office:value-type="string" calcext:value-type="string">
            <text:p>calendartype</text:p>
          </table:table-cell>
          <table:table-cell office:value-type="string" calcext:value-type="string">
            <text:p>/calendar/ty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urse formats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/course/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abase fields</text:p>
          </table:table-cell>
          <table:table-cell office:value-type="string" calcext:value-type="string">
            <text:p>datafield</text:p>
          </table:table-cell>
          <table:table-cell office:value-type="string" calcext:value-type="string">
            <text:p>/mod/data/fie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abase presets</text:p>
          </table:table-cell>
          <table:table-cell office:value-type="string" calcext:value-type="string">
            <text:p>datapreset</text:p>
          </table:table-cell>
          <table:table-cell office:value-type="string" calcext:value-type="string">
            <text:p>/mod/data/pre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ors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/lib/edi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rolment plugins</text:p>
          </table:table-cell>
          <table:table-cell office:value-type="string" calcext:value-type="string">
            <text:p>enrol</text:p>
          </table:table-cell>
          <table:table-cell office:value-type="string" calcext:value-type="string">
            <text:p>/enr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ernal tool source</text:p>
          </table:table-cell>
          <table:table-cell office:value-type="string" calcext:value-type="string">
            <text:p>ltisource</text:p>
          </table:table-cell>
          <table:table-cell office:value-type="string" calcext:value-type="string">
            <text:p>/mod/lti/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er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/fil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debook export</text:p>
          </table:table-cell>
          <table:table-cell office:value-type="string" calcext:value-type="string">
            <text:p>gradeexport</text:p>
          </table:table-cell>
          <table:table-cell office:value-type="string" calcext:value-type="string">
            <text:p>/grade/ex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debook import</text:p>
          </table:table-cell>
          <table:table-cell office:value-type="string" calcext:value-type="string">
            <text:p>gradeimport</text:p>
          </table:table-cell>
          <table:table-cell office:value-type="string" calcext:value-type="string">
            <text:p>/grade/im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debook reports</text:p>
          </table:table-cell>
          <table:table-cell office:value-type="string" calcext:value-type="string">
            <text:p>gradereport</text:p>
          </table:table-cell>
          <table:table-cell office:value-type="string" calcext:value-type="string">
            <text:p>/grade/re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ding methods</text:p>
          </table:table-cell>
          <table:table-cell office:value-type="string" calcext:value-type="string">
            <text:p>gradingform</text:p>
          </table:table-cell>
          <table:table-cell office:value-type="string" calcext:value-type="string">
            <text:p>/grade/grading/for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 plugin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lo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ssaging consumer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/message/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giarism plugins</text:p>
          </table:table-cell>
          <table:table-cell office:value-type="string" calcext:value-type="string">
            <text:p>plagiarism</text:p>
          </table:table-cell>
          <table:table-cell office:value-type="string" calcext:value-type="string">
            <text:p>/plagiaris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folio plugins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/portfol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stion behaviours</text:p>
          </table:table-cell>
          <table:table-cell office:value-type="string" calcext:value-type="string">
            <text:p>qbehaviour</text:p>
          </table:table-cell>
          <table:table-cell office:value-type="string" calcext:value-type="string">
            <text:p>/question/behavio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stion formats</text:p>
          </table:table-cell>
          <table:table-cell office:value-type="string" calcext:value-type="string">
            <text:p>qformat</text:p>
          </table:table-cell>
          <table:table-cell office:value-type="string" calcext:value-type="string">
            <text:p>/question/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stion types</text:p>
          </table:table-cell>
          <table:table-cell office:value-type="string" calcext:value-type="string">
            <text:p>qtype</text:p>
          </table:table-cell>
          <table:table-cell office:value-type="string" calcext:value-type="string">
            <text:p>/question/ty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iz access rules</text:p>
          </table:table-cell>
          <table:table-cell office:value-type="string" calcext:value-type="string">
            <text:p>quizaccess</text:p>
          </table:table-cell>
          <table:table-cell office:value-type="string" calcext:value-type="string">
            <text:p>/mod/quiz/accessr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iz reports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/mod/quiz/re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rts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/re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sitory plugins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/reposit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RM reports</text:p>
          </table:table-cell>
          <table:table-cell office:value-type="string" calcext:value-type="string">
            <text:p>scormreport</text:p>
          </table:table-cell>
          <table:table-cell office:value-type="string" calcext:value-type="string">
            <text:p>/mod/scorm/re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 engine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/search/eng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mes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/the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 profile fields</text:p>
          </table:table-cell>
          <table:table-cell office:value-type="string" calcext:value-type="string">
            <text:p>profilefield</text:p>
          </table:table-cell>
          <table:table-cell office:value-type="string" calcext:value-type="string">
            <text:p>/user/profile/fie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servive protocols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/webserv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shop allocation methods</text:p>
          </table:table-cell>
          <table:table-cell office:value-type="string" calcext:value-type="string">
            <text:p>workshopallocation</text:p>
          </table:table-cell>
          <table:table-cell office:value-type="string" calcext:value-type="string">
            <text:p>/mod/workshop/alloc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shop evaluation methods</text:p>
          </table:table-cell>
          <table:table-cell office:value-type="string" calcext:value-type="string">
            <text:p>workshopeval</text:p>
          </table:table-cell>
          <table:table-cell office:value-type="string" calcext:value-type="string">
            <text:p>/mod/workshop/ev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shop gradin strategies</text:p>
          </table:table-cell>
          <table:table-cell office:value-type="string" calcext:value-type="string">
            <text:p>workshopform</text:p>
          </table:table-cell>
          <table:table-cell office:value-type="string" calcext:value-type="string">
            <text:p>/mod/workshop/form</text:p>
          </table:table-cell>
          <table:table-cell table:number-columns-repeated="1021"/>
        </table:table-row>
      </table:table>
      <table:table table:name="Required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version.php</text:p>
          </table:table-cell>
          <table:table-cell office:value-type="string" calcext:value-type="string">
            <text:p>$plugin→component</text:p>
          </table:table-cell>
          <table:table-cell office:value-type="string" calcext:value-type="string">
            <text:p>full frankenstyle component na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$plugin→version</text:p>
          </table:table-cell>
          <table:table-cell table:style-name="ce3" office:value-type="string" calcext:value-type="string" table:number-columns-spanned="1" table:number-rows-spanned="3">
            <text:p>format: YYYYYMMDDXX, XX is: a) LINEAR development, incremental number if versions are released on the same date; b) MULTIPLE STABLE BRANCHES, YYYYMMDD frozen at fork, XX increased horizontaly and vertically.</text:p>
          </table:table-cell>
          <table:table-cell table:number-columns-repeated="1021"/>
        </table:table-row>
        <table:table-row table:style-name="ro1">
          <table:table-cell table:number-columns-repeated="2"/>
          <table:covered-table-cell table:style-name="ce4"/>
          <table:table-cell table:number-columns-repeated="1021"/>
        </table:table-row>
        <table:table-row table:style-name="ro1">
          <table:table-cell table:number-columns-repeated="2"/>
          <table:covered-table-cell table:style-name="ce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*$plugin→requires</text:p>
          </table:table-cell>
          <table:table-cell table:style-name="ce5" office:value-type="string" calcext:value-type="string" table:number-columns-spanned="1" table:number-rows-spanned="2">
            <text:p>value is the minimum Moodle core version required by the plugin. Version numbers at <text:a xlink:href="https://docs.moodle.org/dev/Moodle_versions" xlink:type="simple">https://docs.moodle.org/dev/Moodle_versions</text:a></text:p>
          </table:table-cell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*$plugin→maturity</text:p>
          </table:table-cell>
          <table:table-cell office:value-type="string" calcext:value-type="string">
            <text:p>MATURITY_ALPHA, MATURITY_BETA, MATURITY_RC, MATURITY_S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*$plugin→dependencies</text:p>
          </table:table-cell>
          <table:table-cell office:value-type="string" calcext:value-type="string">
            <text:p><text:s/>= array(‘mod_foo’ =&gt; ANY_VERSION, ‘enrol_bar’ =&gt; 2014020300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boilerplate</text:p>
          </table:table-cell>
          <table:table-cell/>
          <table:table-cell office:value-type="string" calcext:value-type="string">
            <text:p><text:a xlink:href="https://docs.moodle.org/dev/Coding_style#Files" xlink:type="simple">https://docs.moodle.org/dev/Coding_style#Files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lasses</text:p>
          </table:table-cell>
          <table:table-cell/>
          <table:table-cell office:value-type="string" calcext:value-type="string">
            <text:p>docblock at <text:a xlink:href="https://docs.moodle.org/dev/Coding_style#Classes_3" xlink:type="simple">https://docs.moodle.org/dev/Coding_style#Classes_3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ng/en/&lt;modname&gt;.php</text:p>
          </table:table-cell>
          <table:table-cell office:value-type="string" calcext:value-type="string">
            <text:p>$string[‘pluginname’] = ‘mod name’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024" table:number-rows-spanned="1">
            <text:p>* optional entry</text:p>
          </table:table-cell>
          <table:covered-table-cell table:number-columns-repeated="1023"/>
        </table:table-row>
      </table:table>
      <table:table table:name="Activity modules (mod)" table:style-name="ta1"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row table:style-name="ro1">
          <table:table-cell table:style-name="ce1" office:value-type="string" calcext:value-type="string">
            <text:p>Files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3">
          <table:table-cell table:style-name="ce6" office:value-type="string" calcext:value-type="string">
            <text:p>db/access.php</text:p>
          </table:table-cell>
          <table:table-cell table:style-name="ce14" office:value-type="string" calcext:value-type="string" table:number-columns-spanned="1" table:number-rows-spanned="9">
            <text:p>$capabilities = array(‘mod/&lt;&lt;NEWMODULE&gt;&gt;:&lt;&lt;CAPABILITYNAME&gt;&gt;’ =&gt; array(</text:p>
            <text:p>‘riskbitmask’ =&gt; RISK_SPAM | RISK_PERSONAL | RISK_XSS | RISK_CONFIG</text:p>
            <text:p>‘captype’ =&gt; ‘write’,</text:p>
            <text:p>‘contextlevel’ =&gt; CONTEXT_MODULE,</text:p>
            <text:p>‘archetypes’ = &gt; array(</text:p>
            <text:p>  ‘student’ =&gt; CAP_ALLOW,</text:p>
            <text:p>  ‘teacher’ =&gt; CAP_ALLOW,</text:p>
            <text:p>  ‘editingteacher’ =&gt; CAP_ALLOW,</text:p>
            <text:p>  ‘manager’ =&gt; CAP_ALLOW)));</text:p>
          </table:table-cell>
          <table:table-cell table:style-name="ce17" office:value-type="string" calcext:value-type="string" table:number-columns-spanned="1" table:number-rows-spanned="2">
            <text:p>- explanation of options, plus uses at <text:a xlink:href="https://docs.moodle.org/dev/NEWMODULE_Adding_capabilities#1._Create_a_file_access.php_in_the_.3C.3CNEWMODULE.3E.3E.2Fdb_directory" xlink:type="simple">https://docs.moodle.org/dev/NEWMODULE_Adding_capabilities#1._Create_a_file_access.php_in_the_.3C.3CNEWMODULE.3E.3E.2Fdb_directory</text:a></text:p>
          </table:table-cell>
          <table:table-cell table:style-name="ce17" office:value-type="string" calcext:value-type="string" table:number-columns-spanned="1" table:number-rows-spanned="3">
            <text:p>Full templates at: - <text:a xlink:href="https://github.com/justinhunt/moodle-mod_newmodule" xlink:type="simple">https://github.com/justinhunt/moodle-mod_newmodule</text:a></text:p>
            <text:p><text:span text:style-name="T1"><text:a xlink:href="https://github.com/moodlehq/moodle-mod_newmodule" xlink:type="simple">https://github.com/moodlehq/moodle-mod_newmodule</text:a></text:span></text:p>
          </table:table-cell>
        </table:table-row>
        <table:table-row table:style-name="ro1">
          <table:table-cell/>
          <table:covered-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- CAPABILITYNAME = addinstance</text:p>
          </table:table-cell>
          <table:covered-table-cell/>
        </table:table-row>
        <table:table-row table:style-name="ro4">
          <table:table-cell/>
          <table:covered-table-cell/>
          <table:table-cell table:style-name="ce18" office:value-type="string" calcext:value-type="string" table:number-columns-spanned="1" table:number-rows-spanned="2">
            <text:p>- 'mod/&lt;modname&gt;:view' capability, CONSULT https://tracker.moodle.org/browse/MDL-40854</text:p>
          </table:table-cell>
          <table:table-cell table:style-name="ce18"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>
          <table:table-cell/>
          <table:covered-table-cell/>
          <table:table-cell table:style-name="Default" office:value-type="string" calcext:value-type="string">
            <text:p>- needs view capability</text:p>
          </table:table-cell>
          <table:table-cell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5">
          <table:table-cell table:style-name="ce8"/>
          <table:covered-table-cell table:style-name="ce8"/>
          <table:table-cell table:style-name="ce19"/>
          <table:table-cell table:style-name="ce8"/>
        </table:table-row>
        <table:table-row table:style-name="ro1">
          <table:table-cell table:style-name="ce9" office:value-type="string" calcext:value-type="string">
            <text:p>db/events.php</text:p>
          </table:table-cell>
          <table:table-cell table:style-name="ce15" office:value-type="string" calcext:value-type="string" table:number-columns-spanned="1" table:number-rows-spanned="5">
            <text:p>$observers = array(array(‘eventname’ =&gt; ‘*”,</text:p>
            <text:p>       ‘callback’ =&gt; ‘\tool_mylog\log\observer::store’,</text:p>
            <text:p>       ‘internal’ =&gt; false //events only after transaction commit</text:p>
            <text:p>       ‘priority’ =&gt; 1000),);</text:p>
          </table:table-cell>
          <table:table-cell table:style-name="ce20" office:value-type="string" calcext:value-type="string" table:number-columns-spanned="1" table:number-rows-spanned="3">
            <text:p>Needs observer. How to create an observer at <text:a xlink:href="https://docs.moodle.org/dev/Writing_log_managers#I_am_watching_you" xlink:type="simple">https://docs.moodle.org/dev/Writing_log_managers#I_am_watching_you</text:a></text:p>
          </table:table-cell>
          <table:table-cell table:style-name="ce22"/>
        </table:table-row>
        <table:table-row table:style-name="ro1">
          <table:table-cell table:style-name="ce10"/>
          <table:covered-table-cell table:style-name="Default"/>
          <table:covered-table-cell/>
          <table:table-cell table:style-name="ce23"/>
        </table:table-row>
        <table:table-row table:style-name="ro1">
          <table:table-cell table:style-name="ce10"/>
          <table:covered-table-cell table:style-name="Default"/>
          <table:covered-table-cell/>
          <table:table-cell table:style-name="ce23"/>
        </table:table-row>
        <table:table-row table:style-name="ro1">
          <table:table-cell table:style-name="ce10"/>
          <table:covered-table-cell table:style-name="Default"/>
          <table:table-cell table:style-name="ce18"/>
          <table:table-cell table:style-name="ce23"/>
        </table:table-row>
        <table:table-row table:style-name="ro1">
          <table:table-cell table:style-name="ce11"/>
          <table:covered-table-cell table:style-name="ce16"/>
          <table:table-cell table:style-name="ce8"/>
          <table:table-cell table:style-name="ce24"/>
        </table:table-row>
        <table:table-row table:style-name="ro1">
          <table:table-cell table:style-name="ce12" office:value-type="string" calcext:value-type="string">
            <text:p>db/install.xml</text:p>
          </table:table-cell>
          <table:table-cell table:style-name="ce12" office:value-type="string" calcext:value-type="string">
            <text:p>Use the template from justinhunt’s repo. NOTE: just an example.</text:p>
          </table:table-cell>
          <table:table-cell table:style-name="ce12" office:value-type="string" calcext:value-type="string">
            <text:p>It is generated by the XMLDB_editor</text:p>
          </table:table-cell>
          <table:table-cell table:style-name="ce12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https://docs.moodle.org/dev/XMLDB_editor</text:p>
          </table:table-cell>
          <table:table-cell table:style-name="ce8"/>
        </table:table-row>
        <table:table-row table:style-name="ro6">
          <table:table-cell table:style-name="ce12" office:value-type="string" calcext:value-type="string">
            <text:p>db/upgrade.php</text:p>
          </table:table-cell>
          <table:table-cell table:style-name="ce12" office:value-type="string" calcext:value-type="string">
            <text:p>- add new columns to install.xml so new installs have the possibility to upgrade.</text:p>
          </table:table-cell>
          <table:table-cell table:style-name="ce12" office:value-type="string" calcext:value-type="string">
            <text:p>example at <text:a xlink:href="https://docs.moodle.org/dev/Activity_modules" xlink:type="simple">https://docs.moodle.org/dev/Activity_modules</text:a>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- add instructions for the upgrade.php files.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8" office:value-type="string" calcext:value-type="string">
            <text:p>- update the version number in version.php</text:p>
          </table:table-cell>
          <table:table-cell table:style-name="ce8" table:number-columns-repeated="2"/>
        </table:table-row>
        <table:table-row table:style-name="ro6">
          <table:table-cell table:style-name="ce13" office:value-type="string" calcext:value-type="string">
            <text:p>pix/icon.gif</text:p>
          </table:table-cell>
          <table:table-cell table:style-name="ce13"/>
          <table:table-cell table:style-name="ce13" office:value-type="string" calcext:value-type="string">
            <text:p>Info about icons at <text:a xlink:href="https://docs.moodle.org/dev/Moodle_icons" xlink:type="simple">https://docs.moodle.org/dev/Moodle_icons</text:a>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lib.php</text:p>
          </table:table-cell>
          <table:table-cell table:style-name="ce12" office:value-type="string" calcext:value-type="string">
            <text:p>function &lt;modulename&gt;_add_instance($newmodule)</text:p>
          </table:table-cell>
          <table:table-cell table:style-name="ce12" office:value-type="string" calcext:value-type="string">
            <text:p>Other functions too, these are mandatory.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function &lt;modulename&gt;_update_instance($newmodule)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8" office:value-type="string" calcext:value-type="string">
            <text:p>function &lt;modulename&gt;_delete_instance($id)</text:p>
          </table:table-cell>
          <table:table-cell table:style-name="ce8" table:number-columns-repeated="2"/>
        </table:table-row>
        <table:table-row table:style-name="ro6">
          <table:table-cell table:style-name="ce13" office:value-type="string" calcext:value-type="string">
            <text:p>mod_form.php</text:p>
          </table:table-cell>
          <table:table-cell table:style-name="ce13" office:value-type="string" calcext:value-type="string">
            <text:p>class mod_&lt;modulename&gt;_mod_form extends moodleform_mod {…}</text:p>
          </table:table-cell>
          <table:table-cell table:style-name="ce13" office:value-type="string" calcext:value-type="string">
            <text:p>Example at <text:a xlink:href="https://docs.moodle.org/dev/Activity_modules" xlink:type="simple">https://docs.moodle.org/dev/Activity_modules</text:a>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index.php</text:p>
          </table:table-cell>
          <table:table-cell table:style-name="ce15" office:value-type="string" calcext:value-type="string" table:number-columns-spanned="1" table:number-rows-spanned="3">
            <text:p>$id = required_param(‘id’, PARAM_INT);</text:p>
            <text:p>If (!course = $DB→get_record(‘course’, array(‘id’ =&gt; $id) { print_error(‘’);};</text:p>
          </table:table-cell>
          <table:table-cell table:style-name="ce21" office:value-type="string" calcext:value-type="string" table:number-columns-spanned="1" table:number-rows-spanned="3">
            <text:p>Displays all the instances of your module that are in a particular course with the course id being passed to this script.</text:p>
          </table:table-cell>
          <table:table-cell table:style-name="ce12"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>
          <table:table-cell table:style-name="ce8"/>
          <table:covered-table-cell table:number-columns-repeated="2" table:style-name="ce8"/>
          <table:table-cell table:style-name="ce8"/>
        </table:table-row>
        <table:table-row table:style-name="ro1">
          <table:table-cell table:style-name="ce12" office:value-type="string" calcext:value-type="string">
            <text:p>view.php</text:p>
          </table:table-cell>
          <table:table-cell table:style-name="ce15" office:value-type="string" calcext:value-type="string" table:number-columns-spanned="1" table:number-rows-spanned="4">
            <text:p>$id = required_param(‘id’, PARAM_INT);</text:p>
            <text:p>List ($couse, $cm) = get_course_and_cm_from_cmid($id, &lt;modulename&gt;);</text:p>
            <text:p>$mod = $DB→get_record(&lt;modulename&gt;, array(‘id’ =&gt; $cm→instance, ‘*’, MUST_EXIST);</text:p>
          </table:table-cell>
          <table:table-cell table:style-name="ce20" office:value-type="string" calcext:value-type="string" table:number-columns-spanned="1" table:number-rows-spanned="2">
            <text:p>Retrieves course data from module by passing the course module id as $id.</text:p>
          </table:table-cell>
          <table:table-cell table:style-name="ce12"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The snipper checks the validity of that id.</text:p>
          </table:table-cell>
          <table:table-cell/>
        </table:table-row>
        <table:table-row table:style-name="ro1">
          <table:table-cell table:style-name="ce8"/>
          <table:covered-table-cell table:style-name="ce8"/>
          <table:table-cell table:style-name="ce8" table:number-columns-repeated="2"/>
        </table:table-row>
      </table:table>
      <table:table table:name="Admin tools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16:34:26.580785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20:49:11.913944828</meta:creation-date>
    <dc:date>2016-05-12T18:40:37.471237327</dc:date>
    <meta:editing-duration>PT3H17M25S</meta:editing-duration>
    <meta:editing-cycles>64</meta:editing-cycles>
    <meta:generator>LibreOffice/5.1.2.2.0$Linux_X86_64 LibreOffice_project/10m0$Build-2</meta:generator>
    <meta:document-statistic meta:table-count="4" meta:cell-count="181" meta:object-count="0"/>
  </office:meta>
</office:document-meta>
</file>